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но:</text:p>
      <text:p text:style-name="Standard">r1, r2, m1, m2</text:p>
      <text:p text:style-name="Standard">Найти:</text:p>
      <text:p text:style-name="Standard">r' - ?</text:p>
      <text:p text:style-name="Standard"/>
      <text:p text:style-name="Standard">До соударения каждый объект имеет свою плотность, предположим, что после соударения плотность станет усредненной от 2 тел с учетом массы. Т.е.</text:p>
      <text:p text:style-name="Standard"><draw:frame draw:style-name="fr1" draw:name="Объект1" text:anchor-type="as-char" svg:y="-0.377cm" svg:width="3.487cm" svg:height="0.531cm" draw:z-index="0"><draw:object xlink:href="./Object 1" xlink:type="simple" xlink:show="embed" xlink:actuate="onLoad"/><draw:image xlink:href="./ObjectReplacements/Object 1" xlink:type="simple" xlink:show="embed" xlink:actuate="onLoad"/></draw:frame>, <text:s/>где <draw:frame draw:style-name="fr1" draw:name="Объект2" text:anchor-type="as-char" svg:y="-0.619cm" svg:width="2.542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1" draw:name="Объект3" text:anchor-type="as-char" svg:y="-1.395cm" svg:width="5.757cm" svg:height="1.83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Объект4" text:anchor-type="as-char" svg:y="-1.395cm" svg:width="4.166cm" svg:height="2.30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<draw:frame draw:style-name="fr1" draw:name="Объект5" text:anchor-type="as-char" svg:y="-0.743cm" svg:width="12.173cm" svg:height="1.896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Значит новый радиус:</text:p>
      <text:p text:style-name="Standard"><draw:frame draw:style-name="fr1" draw:name="Объект6" text:anchor-type="as-char" svg:y="-0.85cm" svg:width="7.668cm" svg:height="1.353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plorentis </meta:initial-creator>
    <meta:creation-date>2015-04-13T09:58:03</meta:creation-date>
    <dc:date>2015-04-13T13:43:14</dc:date>
    <dc:creator>explorentis </dc:creator>
    <meta:editing-duration>PT22M9S</meta:editing-duration>
    <meta:editing-cycles>1</meta:editing-cycles>
    <meta:document-statistic meta:table-count="0" meta:image-count="0" meta:object-count="6" meta:page-count="1" meta:paragraph-count="11" meta:word-count="35" meta:character-count="206" meta:non-whitespace-character-count="170"/>
    <meta:generator>LibreOffice/3.5$Linux_x86 LibreOffice_project/350m1$Build-2</meta:generator>
  </office:meta>
</office:document-meta>
</file>

<file path=Object 1/content.xml><?xml version="1.0" encoding="utf-8"?>
<math xmlns="http://www.w3.org/1998/Math/MathML">
  <semantics>
    <mrow>
      <mi>m</mi>
      <mi>'</mi>
      <mo stretchy="false">ρ</mo>
      <mrow>
        <mi>'</mi>
        <mo stretchy="false">=</mo>
        <msub>
          <mi>m</mi>
          <mn>1</mn>
        </msub>
      </mrow>
      <mrow>
        <msub>
          <mo stretchy="false">ρ</mo>
          <mn>1</mn>
        </msub>
        <mo stretchy="false">+</mo>
        <msub>
          <mi>m</mi>
          <mn>2</mn>
        </msub>
      </mrow>
      <msub>
        <mo stretchy="false">ρ</mo>
        <mn>2</mn>
      </msub>
    </mrow>
    <annotation encoding="StarMath 5.0">m' %rho' =  m_1 %rho_1 + m_2 %rho_2</annotation>
  </semantics>
</math>
</file>

<file path=Object 2/content.xml><?xml version="1.0" encoding="utf-8"?>
<math xmlns="http://www.w3.org/1998/Math/MathML">
  <semantics>
    <mrow>
      <mrow>
        <mrow>
          <mo stretchy="false">ρ</mo>
          <mo stretchy="false">=</mo>
          <mfrac>
            <mrow>
              <mi>m</mi>
            </mrow>
            <mrow>
              <mi>V</mi>
            </mrow>
          </mfrac>
        </mrow>
        <mo stretchy="false">=</mo>
        <mfrac>
          <mrow>
            <mn>3</mn>
            <mi>m</mi>
          </mrow>
          <mrow>
            <mn>4</mn>
            <mo stretchy="false">π</mo>
            <msup>
              <mi>r</mi>
              <mn>3</mn>
            </msup>
          </mrow>
        </mfrac>
      </mrow>
    </mrow>
    <annotation encoding="StarMath 5.0">%irho  = {m} over {V} = {3 m} over {4 %pi r^3}</annotation>
  </semantics>
</math>
</file>

<file path=Object 3/content.xml><?xml version="1.0" encoding="utf-8"?>
<math xmlns="http://www.w3.org/1998/Math/MathML">
  <semantics>
    <mrow>
      <mo stretchy="false">ρ</mo>
      <mrow>
        <mrow>
          <mi>'</mi>
          <mo stretchy="false">=</mo>
          <mfrac>
            <mrow>
              <msub>
                <mi>m</mi>
                <mn>1</mn>
              </msub>
              <mrow>
                <msub>
                  <mo stretchy="false">ρ</mo>
                  <mn>1</mn>
                </msub>
                <mo stretchy="false">+</mo>
                <msub>
                  <mi>m</mi>
                  <mn>2</mn>
                </msub>
              </mrow>
              <msub>
                <mo stretchy="false">ρ</mo>
                <mn>2</mn>
              </msub>
            </mrow>
            <mrow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row>
          </mfrac>
        </mrow>
        <mo stretchy="false">=</mo>
        <mfrac>
          <mrow>
            <mrow>
              <mfrac>
                <mrow>
                  <mn>3</mn>
                  <msubsup>
                    <mi>m</mi>
                    <mn>1</mn>
                    <mn>2</mn>
                  </msubsup>
                </mrow>
                <mrow>
                  <mn>4</mn>
                  <mo stretchy="false">π</mo>
                  <msubsup>
                    <mi>r</mi>
                    <mn>1</mn>
                    <mn>3</mn>
                  </msubsup>
                </mrow>
              </mfrac>
              <mo stretchy="false">+</mo>
              <mfrac>
                <mrow>
                  <mn>3</mn>
                  <msubsup>
                    <mi>m</mi>
                    <mn>2</mn>
                    <mn>2</mn>
                  </msubsup>
                </mrow>
                <mrow>
                  <mn>4</mn>
                  <mo stretchy="false">π</mo>
                  <msubsup>
                    <mi>r</mi>
                    <mn>2</mn>
                    <mn>3</mn>
                  </msubsup>
                </mrow>
              </mfrac>
            </mrow>
          </mrow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</mrow>
        </mfrac>
      </mrow>
    </mrow>
    <annotation encoding="StarMath 5.0">%rho' = {m_1 %rho_1 + m_2 %rho_2} over {m_1 + m_2} = {{3 m_1^2} over {4 %pi r_1^3} + {3 m_2^2} over {4 %pi r_2^3}} over {m_1 + m_2}</annotation>
  </semantics>
</math>
</file>

<file path=Object 4/content.xml><?xml version="1.0" encoding="utf-8"?>
<math xmlns="http://www.w3.org/1998/Math/MathML">
  <semantics>
    <mrow>
      <mrow>
        <mfrac>
          <mrow>
            <mi>m</mi>
            <mi>'</mi>
          </mrow>
          <mrow>
            <mfrac>
              <mn>4</mn>
              <mn>3</mn>
            </mfrac>
            <mo stretchy="false">π</mo>
            <mi>r</mi>
            <msup>
              <mi>'</mi>
              <mn>3</mn>
            </msup>
          </mrow>
        </mfrac>
        <mo stretchy="false">=</mo>
        <mfrac>
          <mrow>
            <mrow>
              <mfrac>
                <mrow>
                  <mn>3</mn>
                  <msubsup>
                    <mi>m</mi>
                    <mn>1</mn>
                    <mn>2</mn>
                  </msubsup>
                </mrow>
                <mrow>
                  <mn>4</mn>
                  <mo stretchy="false">π</mo>
                  <msubsup>
                    <mi>r</mi>
                    <mn>1</mn>
                    <mn>3</mn>
                  </msubsup>
                </mrow>
              </mfrac>
              <mo stretchy="false">+</mo>
              <mfrac>
                <mrow>
                  <mn>3</mn>
                  <msubsup>
                    <mi>m</mi>
                    <mn>2</mn>
                    <mn>2</mn>
                  </msubsup>
                </mrow>
                <mrow>
                  <mn>4</mn>
                  <mo stretchy="false">π</mo>
                  <msubsup>
                    <mi>r</mi>
                    <mn>2</mn>
                    <mn>3</mn>
                  </msubsup>
                </mrow>
              </mfrac>
            </mrow>
          </mrow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</mrow>
        </mfrac>
      </mrow>
    </mrow>
    <annotation encoding="StarMath 5.0">{m'} over {4 over 3 %pi r'^3} = {{3 m_1^2} over {4 %pi r_1^3} + {3 m_2^2} over {4 %pi r_2^3}} over {m_1 + m_2}</annotation>
  </semantics>
</math>
</file>

<file path=Object 5/content.xml><?xml version="1.0" encoding="utf-8"?>
<math xmlns="http://www.w3.org/1998/Math/MathML">
  <semantics>
    <mrow>
      <mi>r</mi>
      <mrow>
        <mrow>
          <mrow>
            <mrow>
              <msup>
                <mi>'</mi>
                <mn>3</mn>
              </msup>
              <mo stretchy="false">=</mo>
              <mfrac>
                <mrow>
                  <msup>
                    <mrow>
                      <mo stretchy="false">(</mo>
                      <mrow>
                        <mrow>
                          <msub>
                            <mi>m</mi>
                            <mn>1</mn>
                          </msub>
                          <mo stretchy="false">+</mo>
                          <msub>
                            <mi>m</mi>
                            <mn>2</mn>
                          </msub>
                        </mrow>
                      </mrow>
                      <mo stretchy="false">)</mo>
                    </mrow>
                    <mn>2</mn>
                  </msup>
                </mrow>
                <mrow>
                  <mfrac>
                    <mn>4</mn>
                    <mn>3</mn>
                  </mfrac>
                  <mo stretchy="false">π</mo>
                  <mrow>
                    <mo stretchy="false">(</mo>
                    <mrow>
                      <mrow>
                        <mfrac>
                          <mrow>
                            <mn>3</mn>
                            <msubsup>
                              <mi>m</mi>
                              <mn>1</mn>
                              <mn>2</mn>
                            </msubsup>
                          </mrow>
                          <mrow>
                            <mn>4</mn>
                            <mo stretchy="false">π</mo>
                            <msubsup>
                              <mi>r</mi>
                              <mn>1</mn>
                              <mn>3</mn>
                            </msubsup>
                          </mrow>
                        </mfrac>
                        <mo stretchy="false">+</mo>
                        <mfrac>
                          <mrow>
                            <mn>3</mn>
                            <msubsup>
                              <mi>m</mi>
                              <mn>2</mn>
                              <mn>2</mn>
                            </msubsup>
                          </mrow>
                          <mrow>
                            <mn>4</mn>
                            <mo stretchy="false">π</mo>
                            <msubsup>
                              <mi>r</mi>
                              <mn>2</mn>
                              <mn>3</mn>
                            </msubsup>
                          </mrow>
                        </mfrac>
                      </mrow>
                    </mrow>
                    <mo stretchy="false">)</mo>
                  </mrow>
                </mrow>
              </mfrac>
            </mrow>
            <mo stretchy="false">=</mo>
            <mfrac>
              <mrow>
                <msup>
                  <mrow>
                    <mo stretchy="false">(</mo>
                    <mrow>
                      <mrow>
                        <msub>
                          <mi>m</mi>
                          <mn>1</mn>
                        </msub>
                        <mo stretchy="false">+</mo>
                        <msub>
                          <mi>m</mi>
                          <mn>2</mn>
                        </msub>
                      </mrow>
                    </mrow>
                    <mo stretchy="false">)</mo>
                  </mrow>
                  <mn>2</mn>
                </msup>
              </mrow>
              <mrow>
                <mrow>
                  <mfrac>
                    <mrow>
                      <msubsup>
                        <mi>m</mi>
                        <mn>1</mn>
                        <mn>2</mn>
                      </msubsup>
                    </mrow>
                    <mrow>
                      <msubsup>
                        <mi>r</mi>
                        <mn>1</mn>
                        <mn>3</mn>
                      </msubsup>
                    </mrow>
                  </mfrac>
                  <mo stretchy="false">+</mo>
                  <mfrac>
                    <mrow>
                      <msubsup>
                        <mi>m</mi>
                        <mn>2</mn>
                        <mn>2</mn>
                      </msubsup>
                    </mrow>
                    <mrow>
                      <msubsup>
                        <mi>r</mi>
                        <mn>2</mn>
                        <mn>3</mn>
                      </msubsup>
                    </mrow>
                  </mfrac>
                </mrow>
              </mrow>
            </mfrac>
          </mrow>
          <mo stretchy="false">=</mo>
          <mfrac>
            <mrow>
              <msup>
                <mrow>
                  <mo stretchy="false">(</mo>
                  <mrow>
                    <mrow>
                      <msub>
                        <mi>m</mi>
                        <mn>1</mn>
                      </msub>
                      <mo stretchy="false">+</mo>
                      <msub>
                        <mi>m</mi>
                        <mn>2</mn>
                      </msub>
                    </mrow>
                  </mrow>
                  <mo stretchy="false">)</mo>
                </mrow>
                <mn>2</mn>
              </msup>
            </mrow>
            <mrow>
              <mfrac>
                <mrow>
                  <msubsup>
                    <mi>m</mi>
                    <mn>1</mn>
                    <mn>2</mn>
                  </msubsup>
                  <mrow>
                    <msubsup>
                      <mi>r</mi>
                      <mn>2</mn>
                      <mn>3</mn>
                    </msubsup>
                    <mo stretchy="false">+</mo>
                    <msubsup>
                      <mi>m</mi>
                      <mn>2</mn>
                      <mn>2</mn>
                    </msubsup>
                  </mrow>
                  <msubsup>
                    <mi>r</mi>
                    <mn>1</mn>
                    <mn>3</mn>
                  </msubsup>
                </mrow>
                <mrow>
                  <msubsup>
                    <mi>r</mi>
                    <mn>1</mn>
                    <mn>3</mn>
                  </msubsup>
                  <msubsup>
                    <mi>r</mi>
                    <mn>2</mn>
                    <mn>3</mn>
                  </msubsup>
                </mrow>
              </mfrac>
            </mrow>
          </mfrac>
        </mrow>
        <mo stretchy="false">=</mo>
        <mfrac>
          <mrow>
            <msup>
              <mrow>
                <mo stretchy="false">(</mo>
                <mrow>
                  <msub>
                    <mi>r</mi>
                    <mn>1</mn>
                  </msub>
                  <msub>
                    <mi>r</mi>
                    <mn>2</mn>
                  </msub>
                </mrow>
                <mo stretchy="false">)</mo>
              </mrow>
              <mn>3</mn>
            </msup>
            <msup>
              <mrow>
                <mo stretchy="false">(</mo>
                <mrow>
                  <mrow>
                    <msub>
                      <mi>m</mi>
                      <mn>1</mn>
                    </msub>
                    <mo stretchy="false">+</mo>
                    <msub>
                      <mi>m</mi>
                      <mn>2</mn>
                    </msub>
                  </mrow>
                </mrow>
                <mo stretchy="false">)</mo>
              </mrow>
              <mn>2</mn>
            </msup>
          </mrow>
          <mrow>
            <msubsup>
              <mi>m</mi>
              <mn>1</mn>
              <mn>2</mn>
            </msubsup>
            <mrow>
              <msubsup>
                <mi>r</mi>
                <mn>2</mn>
                <mn>3</mn>
              </msubsup>
              <mo stretchy="false">+</mo>
              <msubsup>
                <mi>m</mi>
                <mn>2</mn>
                <mn>2</mn>
              </msubsup>
            </mrow>
            <msubsup>
              <mi>r</mi>
              <mn>1</mn>
              <mn>3</mn>
            </msubsup>
          </mrow>
        </mfrac>
      </mrow>
    </mrow>
    <annotation encoding="StarMath 5.0">r'^3 = {(m_1 + m_2)^2} over {4 over 3 %pi ({3 m_1^2} over {4 %pi r_1^3} + {3 m_2^2} over {4 %pi r_2^3})} = {(m_1 + m_2)^2} over {{m_1^2} over {r_1^3} + {m_2^2} over {r_2^3}} = {(m_1 + m_2)^2} over {{m_1^2 r_2^3+m_2^2 r_1^3} over {r_1^3 r_2^3}}={(r_1 r_2)^3(m_1 + m_2)^2} over {m_1^2 r_2^3+m_2^2 r_1^3}</annotation>
  </semantics>
</math>
</file>

<file path=Object 6/content.xml><?xml version="1.0" encoding="utf-8"?>
<math xmlns="http://www.w3.org/1998/Math/MathML">
  <semantics>
    <mrow>
      <mi>r</mi>
      <mrow>
        <mrow>
          <mi>'</mi>
          <mo stretchy="false">=</mo>
          <msup>
            <mrow>
              <mo stretchy="false">(</mo>
              <mrow>
                <mfrac>
                  <mrow>
                    <msup>
                      <mrow>
                        <mo stretchy="false">(</mo>
                        <mrow>
                          <msub>
                            <mi>r</mi>
                            <mn>1</mn>
                          </msub>
                          <msub>
                            <mi>r</mi>
                            <mn>2</mn>
                          </msub>
                        </mrow>
                        <mo stretchy="false">)</mo>
                      </mrow>
                      <mn>3</mn>
                    </msup>
                    <msup>
                      <mrow>
                        <mo stretchy="false">(</mo>
                        <mrow>
                          <mrow>
                            <msub>
                              <mi>m</mi>
                              <mn>1</mn>
                            </msub>
                            <mo stretchy="false">+</mo>
                            <msub>
                              <mi>m</mi>
                              <mn>2</mn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  <mrow>
                    <msubsup>
                      <mi>m</mi>
                      <mn>1</mn>
                      <mn>2</mn>
                    </msubsup>
                    <mrow>
                      <msubsup>
                        <mi>r</mi>
                        <mn>2</mn>
                        <mn>3</mn>
                      </msubsup>
                      <mo stretchy="false">+</mo>
                      <msubsup>
                        <mi>m</mi>
                        <mn>2</mn>
                        <mn>2</mn>
                      </msubsup>
                    </mrow>
                    <msubsup>
                      <mi>r</mi>
                      <mn>1</mn>
                      <mn>3</mn>
                    </msubsup>
                  </mrow>
                </mfrac>
              </mrow>
              <mo stretchy="false">)</mo>
            </mrow>
            <mn>3</mn>
          </msup>
        </mrow>
        <mo stretchy="false">=</mo>
        <msub>
          <mi>r</mi>
          <mn>1</mn>
        </msub>
      </mrow>
      <msub>
        <mi>r</mi>
        <mn>2</mn>
      </msub>
      <mroot>
        <mrow>
          <mfrac>
            <mrow>
              <msup>
                <mrow>
                  <mo stretchy="false">(</mo>
                  <mrow>
                    <mrow>
                      <msub>
                        <mi>m</mi>
                        <mn>1</mn>
                      </msub>
                      <mo stretchy="false">+</mo>
                      <msub>
                        <mi>m</mi>
                        <mn>2</mn>
                      </msub>
                    </mrow>
                  </mrow>
                  <mo stretchy="false">)</mo>
                </mrow>
                <mn>2</mn>
              </msup>
            </mrow>
            <mrow>
              <msubsup>
                <mi>m</mi>
                <mn>1</mn>
                <mn>2</mn>
              </msubsup>
              <mrow>
                <msubsup>
                  <mi>r</mi>
                  <mn>2</mn>
                  <mn>3</mn>
                </msubsup>
                <mo stretchy="false">+</mo>
                <msubsup>
                  <mi>m</mi>
                  <mn>2</mn>
                  <mn>2</mn>
                </msubsup>
              </mrow>
              <msubsup>
                <mi>r</mi>
                <mn>1</mn>
                <mn>3</mn>
              </msubsup>
            </mrow>
          </mfrac>
        </mrow>
        <mrow>
          <mn>3</mn>
        </mrow>
      </mroot>
    </mrow>
    <annotation encoding="StarMath 5.0">r' = ({(r_1 r_2)^3(m_1 + m_2)^2} over {m_1^2 r_2^3+m_2^2 r_1^3})^3=r_1 r_2 nroot{3}{{(m_1+m_2)^2}over{m_1^2 r_2^3 + m_2^2 r_1^3}}</annotation>
  </semantics>
</math>
</file>